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17in"/>
    </style:style>
    <style:style style:name="co8" style:family="table-column">
      <style:table-column-properties fo:break-before="auto" style:column-width="0.5547in"/>
    </style:style>
    <style:style style:name="co5" style:family="table-column">
      <style:table-column-properties fo:break-before="auto" style:column-width="1.7283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5555in"/>
    </style:style>
    <style:style style:name="co9" style:family="table-column">
      <style:table-column-properties fo:break-before="auto" style:column-width="1.8602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2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fo:color="#b2b2b2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transparent"/>
      <style:text-properties fo:color="#b2b2b2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alleres.A1">
          <table:error-message table:message-type="stop" table:display="true"/>
        </table:content-validation>
        <table:content-validation table:name="val2" table:condition="of:cell-content-is-in-list([$validation.$A$2:.$A$12])" table:allow-empty-cell="true" table:display-list="unsorted" table:base-cell-address="talleres.B2">
          <table:error-message table:message-type="stop" table:display="true"/>
        </table:content-validation>
        <table:content-validation table:name="val3" table:condition="of:cell-content-is-in-list([$validation.$B$2:.$B$4])" table:allow-empty-cell="true" table:display-list="unsorted" table:base-cell-address="talleres.C2">
          <table:error-message table:message-type="stop" table:display="true"/>
        </table:content-validation>
        <table:content-validation table:name="val4" table:condition="of:cell-content-is-in-list([$validation.$C$2:.$C$11])" table:allow-empty-cell="true" table:display-list="unsorted" table:base-cell-address="talleres.D2">
          <table:error-message table:message-type="stop" table:display="true"/>
        </table:content-validation>
        <table:content-validation table:name="val5" table:condition="of:cell-content-is-whole-number() and cell-content-is-between(1,5)" table:allow-empty-cell="true" table:base-cell-address="talleres_ano.A2">
          <table:error-message table:message-type="stop" table:display="true"/>
        </table:content-validation>
        <table:content-validation table:name="val6" table:condition="of:cell-content-is-in-list([$validation.$A$2:.$A$12])" table:allow-empty-cell="true" table:display-list="unsorted" table:base-cell-address="talleres_ano.C251">
          <table:error-message table:message-type="stop" table:display="true"/>
        </table:content-validation>
        <table:content-validation table:name="val7" table:condition="of:cell-content-is-in-list([$validation.$B$2:.$B$4])" table:allow-empty-cell="true" table:display-list="unsorted" table:base-cell-address="talleres_ano.D2">
          <table:error-message table:message-type="stop" table:display="true"/>
        </table:content-validation>
        <table:content-validation table:name="val8" table:condition="of:cell-content-is-in-list([$validation.$C$2:.$C$11])" table:allow-empty-cell="true" table:display-list="unsorted" table:base-cell-address="talleres_ano.E2">
          <table:error-message table:message-type="stop" table:display="true"/>
        </table:content-validation>
        <table:content-validation table:name="val9" table:base-cell-address="talleres_ano.H296">
          <table:error-message table:message-type="stop" table:display="true"/>
        </table:content-validation>
      </table:content-validations>
      <table:table table:name="tallere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2" table:number-columns-repeated="16378" table:default-cell-style-name="Default"/>
        <table:table-row table:style-name="ro1">
          <table:table-cell table:style-name="ce3" table:content-validation-name="val1" office:value-type="string" calcext:value-type="string">
            <text:p>name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6"/>
        </table:table-row>
        <table:table-row table:style-name="ro1">
          <table:table-cell table:content-validation-name="val1" office:value-type="string" calcext:value-type="string">
            <text:p>Pintura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2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lor y expresión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intura I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lor y expresión I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íteres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Historia del arte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/>
          <table:table-cell table:style-name="ce6" office:value-type="string" calcext:value-type="string">
            <text:p>Historia del arte y movimientos artístico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Exploradores(as) de derecho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ntre viñeta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office:value-type="string" calcext:value-type="string">
            <text:p>Entre viñetas: El arte del comic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solución de conflicto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office:value-type="string" calcext:value-type="string">
            <text:p>Jardineria y cultivo de planta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6" office:value-type="string" calcext:value-type="string">
            <text:p>Jardineria y cultivo de planta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Secuencias curiosa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office:value-type="string" calcext:value-type="string">
            <text:p>Fractángulo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ecnoSapien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Vectore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Nutricina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7" office:value-type="string" calcext:value-type="string">
            <text:p>Tejido con palillo telar y crochet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ncuadernación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ultura y países I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culturas y paíse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Arte y cartografía I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culturas y paíse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la pintura y filosofía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Pintura y filosofía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Biodiversidad alimentaria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écnicas de estudio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 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 B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content-validation-name="val1" office:value-type="string" calcext:value-type="string">
            <text:p>Yog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content-validation-name="val1" office:value-type="string" calcext:value-type="string">
            <text:p>Didáctica matemátic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table:number-columns-repeated="2"/>
          <table:table-cell table:number-columns-repeated="1637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table:number-columns-repeated="3"/>
          <table:table-cell table:number-columns-repeated="16378"/>
        </table:table-row>
        <table:table-row table:style-name="ro1" table:number-rows-repeated="3">
          <table:table-cell table:content-validation-name="val1"/>
          <table:table-cell table:content-validation-name="val2"/>
          <table:table-cell table:content-validation-name="val3"/>
          <table:table-cell table:number-columns-repeated="16381"/>
        </table:table-row>
        <table:table-row table:style-name="ro1" table:number-rows-repeated="26">
          <table:table-cell table:content-validation-name="val1"/>
          <table:table-cell/>
          <table:table-cell table:content-validation-name="val3"/>
          <table:table-cell table:number-columns-repeated="16381"/>
        </table:table-row>
        <table:table-row table:style-name="ro1" table:number-rows-repeated="1048491">
          <table:table-cell table:content-validation-name="val1"/>
          <table:table-cell table:number-columns-repeated="16383"/>
        </table:table-row>
        <table:table-row table:style-name="ro1">
          <table:table-cell table:content-validation-name="val1"/>
          <table:table-cell table:number-columns-repeated="16383"/>
        </table:table-row>
      </table:table>
      <table:table table:name="talleres_ano" table:style-name="ta1"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6375" table:default-cell-style-name="Default"/>
        <table:table-row table:style-name="ro1">
          <table:table-cell table:style-name="ce3" office:value-type="string" calcext:value-type="string">
            <text:p>period</text:p>
          </table:table-cell>
          <table:table-cell table:style-name="ce3" table:content-validation-name="val1" office:value-type="string" calcext:value-type="string">
            <text:p>name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quota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description</text:p>
          </table:table-cell>
          <table:table-cell table:style-name="ce1" table:number-columns-repeated="16374"/>
        </table:table-row>
        <table:table-row table:style-name="ro1">
          <table:table-cell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Pintura</text:p>
          </table:table-cell>
          <table:table-cell table:content-validation-name="val6" office:value-type="string" calcext:value-type="string">
            <text:p>Carla</text:p>
          </table:table-cell>
          <table:table-cell table:content-validation-name="val7" office:value-type="string" calcext:value-type="string">
            <text:p>ulmos</text:p>
          </table:table-cell>
          <table:table-cell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2</text:p>
          </table:table-cell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content-validation-name="val1" table:number-columns-repeated="3"/>
          <table:table-cell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lor y expresión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intura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lor y expresión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íteres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Historia del arte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Historia del arte y movimientos artístico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dores(as) de derech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ntre viñeta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office:value-type="string" calcext:value-type="string">
            <text:p>Entre viñetas: El arte del comic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solución de conflict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Jardineria y cultivo de planta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office:value-type="string" calcext:value-type="string">
            <text:p>Jardineria y cultivo de planta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ecuencias curiosa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Fractángulo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ecnoSapien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Vectore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Nutricina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Tejido con palillo telar y crochet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ncuadern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ultura y países 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Historia de culturas y paíse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 y cartografía 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Historia de culturas y países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office:value-type="string" calcext:value-type="string">
            <text:p>Historia de la pintura y filosofía</text:p>
          </table:table-cell>
          <table:table-cell table:style-name="ce6" table:content-validation-name="val1" table:number-columns-repeated="2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Música y filosofía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Biodiversidad alimentaria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écnicas de estudio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uegos de mes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oga y mindfullnes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oy naturalez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uegos de mes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oga y mindfullness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anelos y manios</text:p>
          </table:table-cell>
          <table:table-cell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6" table:number-columns-repeated="16373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Stretching Yoga I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Autosanación I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mpost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mpost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iodiversidad alimentari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úsica y filosofí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ntura y filosofí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rimeros help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ocioemocional 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anzine 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Debate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Origam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 y naturaleza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ntura I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lor y expresión I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gmentos naturales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pel y volumen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terial cuentacuent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de plásticos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cina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terial cuentacuent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de plásticos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cina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otografía análog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ultura y países I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 y cartografía I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omaterapia 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lores de bach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Aromaterapia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Filosofí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Filosofía Kio Agu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Infusione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Filosofía Pix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Stretching Yoga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Autosanación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Soy naturalez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Tai-Chi Yog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Yog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Flores de bach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Orientación vocacional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xplorando la naturalez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rincipios de permacultur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office:value-type="string" calcext:value-type="string">
            <text:p>vi1</text:p>
          </table:table-cell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4"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Explorando la naturalez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Liderazgo y cooperación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style-name="ce4"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Juegos de mesa y estrategi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style-name="ce6"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iodiversidad en la huert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Liderazgo y cooperación I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office:value-type="string" calcext:value-type="string">
            <text:p>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office:value-type="string" calcext:value-type="string">
            <text:p>vi1</text:p>
          </table:table-cell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Biodiversidad en la huerta I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Creación textos literari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Libro Objeto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Libro Objeto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Comic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Fanzine-Poesía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Socioemocional I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Poesía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Narración oral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Dominio de masas Ecosocial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queolog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1</text:p>
          </table:table-cell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grafía análog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oletín escolar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ncuadern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 y cartograf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Teatro históric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Explorando la ciudad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office:value-type="string" calcext:value-type="string">
            <text:p>Arqueolog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eriodismo y comunic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scaras de animale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9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Mascaras de animales en papel maché</text:p>
          </table:table-cell>
          <table:table-cell table:number-columns-repeated="16375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9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Estencil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9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style-name="ce19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Instalaciones artística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Pigmentos naturale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style-name="ce19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style-name="ce14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style-name="ce14" table:content-validation-name="val8"/>
          <table:table-cell table:content-validation-name="val8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2"/>
          <table:table-cell table:content-validation-name="val9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number-columns-repeated="2"/>
          <table:table-cell table:style-name="ce6" table:content-validation-name="val9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2"/>
          <table:table-cell table:style-name="ce6" table:content-validation-name="val9" office:value-type="float" office:value="7" calcext:value-type="float">
            <text:p>7</text:p>
          </table:table-cell>
          <table:table-cell table:number-columns-repeated="16376"/>
        </table:table-row>
        <table:table-row table:style-name="ro1" table:number-rows-repeated="1048279">
          <table:table-cell/>
          <table:table-cell table:content-validation-name="val1"/>
          <table:table-cell table:number-columns-repeated="16382"/>
        </table:table-row>
        <table:table-row table:style-name="ro1">
          <table:table-cell/>
          <table:table-cell table:content-validation-name="val1"/>
          <table:table-cell table:number-columns-repeated="16382"/>
        </table:table-row>
      </table:table>
      <table:table table:name="validation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6380" table:default-cell-style-name="Default"/>
        <table:table-row table:style-name="ro1">
          <table:table-cell table:style-name="ce3" office:value-type="string" calcext:value-type="string">
            <text:p>teachers</text:p>
          </table:table-cell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coords</text:p>
          </table:table-cell>
          <table:table-cell table:style-name="ce3" office:value-type="string" calcext:value-type="string">
            <text:p>period</text:p>
          </table:table-cell>
          <table:table-cell table:style-name="ce3" table:number-columns-repeated="16380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ulmos</text:p>
          </table:table-cell>
          <table:table-cell office:value-type="string" calcext:value-type="string">
            <text:p>lu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canelos y manios</text:p>
          </table:table-cell>
          <table:table-cell office:value-type="string" calcext:value-type="string">
            <text:p>lu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coihues y avellanos</text:p>
          </table:table-cell>
          <table:table-cell office:value-type="string" calcext:value-type="string">
            <text:p>ma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rancisca U.</text:p>
          </table:table-cell>
          <table:table-cell/>
          <table:table-cell office:value-type="string" calcext:value-type="string">
            <text:p>ma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mi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rla</text:p>
          </table:table-cell>
          <table:table-cell/>
          <table:table-cell office:value-type="string" calcext:value-type="string">
            <text:p>m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ju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ncisca G.</text:p>
          </table:table-cell>
          <table:table-cell/>
          <table:table-cell office:value-type="string" calcext:value-type="string">
            <text:p>ju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viera</text:p>
          </table:table-cell>
          <table:table-cell/>
          <table:table-cell office:value-type="string" calcext:value-type="string">
            <text:p>vi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ulina</text:p>
          </table:table-cell>
          <table:table-cell/>
          <table:table-cell office:value-type="string" calcext:value-type="string">
            <text:p>v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vador</text:p>
          </table:table-cell>
          <table:table-cell table:number-columns-repeated="16383"/>
        </table:table-row>
      </table:table>
      <table:named-expressions/>
      <table:database-ranges>
        <table:database-range table:name="__Anonymous_Sheet_DB__0" table:target-range-address="talleres.A1:talleres.H55" table:display-filter-buttons="true"/>
        <table:database-range table:name="__Anonymous_Sheet_DB__1" table:target-range-address="talleres_ano.A1:talleres_ano.J29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22:53:55.2976445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45:57.875050774</meta:creation-date>
    <dc:date>2024-02-20T23:12:31.228435261</dc:date>
    <meta:editing-duration>PT10H15M53S</meta:editing-duration>
    <meta:editing-cycles>46</meta:editing-cycles>
    <meta:generator>LibreOffice/7.5.7.1$Linux_X86_64 LibreOffice_project/50$Build-1</meta:generator>
    <meta:document-statistic meta:table-count="3" meta:cell-count="1982" meta:object-count="0"/>
  </office:meta>
</office:document-meta>
</file>